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ize="11pt" style:font-size-asian="11pt" style:font-size-complex="11pt"/>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list-style-name="L19">
      <style:text-properties fo:font-size="10pt" fo:language="en" fo:country="US" style:font-size-asian="10pt" style:font-size-complex="10pt"/>
    </style:style>
    <style:style style:name="P25" style:family="paragraph" style:parent-style-name="Standard" style:list-style-name="L20">
      <style:text-properties fo:font-size="10pt" fo:language="en" fo:country="US" style:font-size-asian="10pt" style:font-size-complex="10pt"/>
    </style:style>
    <style:style style:name="P26" style:family="paragraph" style:parent-style-name="Standard" style:list-style-name="L21">
      <style:text-properties fo:font-size="10pt" fo:language="en" fo:country="US" style:font-size-asian="10pt" style:font-size-complex="10pt"/>
    </style:style>
    <style:style style:name="P27" style:family="paragraph" style:parent-style-name="Standard" style:list-style-name="L23">
      <style:text-properties fo:font-size="10pt" fo:language="en" fo:country="US" style:font-size-asian="10pt" style:font-size-complex="10pt"/>
    </style:style>
    <style:style style:name="P28" style:family="paragraph" style:parent-style-name="Standard" style:list-style-name="L24">
      <style:text-properties fo:font-size="10pt" fo:language="en" fo:country="US" style:font-size-asian="10pt" style:font-size-complex="10pt"/>
    </style:style>
    <style:style style:name="P29" style:family="paragraph" style:parent-style-name="Standard" style:list-style-name="L25">
      <style:text-properties fo:font-size="10pt" fo:language="en" fo:country="US" style:font-size-asian="10pt" style:font-size-complex="10pt"/>
    </style:style>
    <style:style style:name="P30" style:family="paragraph" style:parent-style-name="Standard" style:list-style-name="L26">
      <style:text-properties fo:font-size="10pt" fo:language="en" fo:country="US" style:font-size-asian="10pt" style:font-size-complex="10pt"/>
    </style:style>
    <style:style style:name="P31"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2"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3"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34"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35"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36" style:family="paragraph" style:parent-style-name="Standard" style:list-style-name="L27">
      <style:text-properties fo:font-size="10pt" style:font-size-asian="10pt" style:font-size-complex="10pt"/>
    </style:style>
    <style:style style:name="P37" style:family="paragraph" style:parent-style-name="Standard" style:list-style-name="L33"/>
    <style:style style:name="P38" style:family="paragraph" style:parent-style-name="Standard" style:list-style-name="L34"/>
    <style:style style:name="P39" style:family="paragraph" style:parent-style-name="Heading_20_1" style:list-style-name="">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1">
      <style:paragraph-properties fo:break-before="page"/>
      <style:text-properties fo:language="en" fo:country="US" fo:font-style="normal" style:font-style-asian="normal" style:font-style-complex="normal"/>
    </style:style>
    <style:style style:name="P43" style:family="paragraph" style:parent-style-name="Heading_20_2">
      <style:text-properties fo:language="en" fo:country="US"/>
    </style:style>
    <style:style style:name="P44" style:family="paragraph" style:parent-style-name="Heading_20_2">
      <style:text-properties fo:language="en" fo:country="US" fo:font-style="normal" style:font-style-asian="normal" style:font-style-complex="normal"/>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ext_20_body" style:list-style-name="L1">
      <style:text-properties fo:language="en" fo:country="US" fo:font-style="normal" style:font-style-asian="normal" style:font-style-complex="normal"/>
    </style:style>
    <style:style style:name="P49" style:family="paragraph" style:parent-style-name="Text_20_body" style:list-style-name="L2">
      <style:text-properties fo:language="en" fo:country="US"/>
    </style:style>
    <style:style style:name="P50" style:family="paragraph" style:parent-style-name="Text_20_body" style:list-style-name="L5">
      <style:text-properties fo:language="en" fo:country="US"/>
    </style:style>
    <style:style style:name="P51" style:family="paragraph" style:parent-style-name="Text_20_body" style:list-style-name="L3">
      <style:text-properties fo:font-size="10pt" fo:language="en" fo:country="US" style:font-size-asian="10pt" style:font-size-complex="10pt"/>
    </style:style>
    <style:style style:name="P52" style:family="paragraph" style:parent-style-name="Text_20_body" style:list-style-name="L4">
      <style:text-properties fo:font-size="10pt" fo:language="en" fo:country="US" style:font-size-asian="10pt" style:font-size-complex="10pt"/>
    </style:style>
    <style:style style:name="P53" style:family="paragraph" style:parent-style-name="Text_20_body" style:list-style-name="L6">
      <style:text-properties fo:font-size="10pt" fo:language="en" fo:country="US" style:font-size-asian="10pt" style:font-size-complex="10pt"/>
    </style:style>
    <style:style style:name="P54" style:family="paragraph" style:parent-style-name="Text_20_body" style:list-style-name="L7">
      <style:text-properties fo:font-size="10pt" fo:language="en" fo:country="US" style:font-size-asian="10pt" style:font-size-complex="10pt"/>
    </style:style>
    <style:style style:name="P55" style:family="paragraph" style:parent-style-name="Text_20_body" style:list-style-name="L8">
      <style:text-properties fo:font-size="10pt" fo:language="en" fo:country="US" style:font-size-asian="10pt" style:font-size-complex="10pt"/>
    </style:style>
    <style:style style:name="P56" style:family="paragraph" style:parent-style-name="Text_20_body" style:list-style-name="L9">
      <style:text-properties fo:font-size="10pt" fo:language="en" fo:country="US" style:font-size-asian="10pt" style:font-size-complex="10pt"/>
    </style:style>
    <style:style style:name="P57" style:family="paragraph" style:parent-style-name="Text_20_body" style:list-style-name="L10">
      <style:text-properties fo:font-size="10pt" fo:language="en" fo:country="US" style:font-size-asian="10pt" style:font-size-complex="10pt"/>
    </style:style>
    <style:style style:name="P58" style:family="paragraph" style:parent-style-name="Text_20_body" style:list-style-name="L11">
      <style:text-properties fo:font-size="10pt" fo:language="en" fo:country="US" style:font-size-asian="10pt" style:font-size-complex="10pt"/>
    </style:style>
    <style:style style:name="P59" style:family="paragraph" style:parent-style-name="Text_20_body" style:list-style-name="L12">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3">
      <style:text-properties fo:font-size="10pt" style:font-size-asian="10pt" style:font-size-complex="10pt"/>
    </style:style>
    <style:style style:name="P63" style:family="paragraph" style:parent-style-name="Text_20_body" style:list-style-name="L14">
      <style:text-properties fo:font-size="10pt" style:font-size-asian="10pt" style:font-size-complex="10pt"/>
    </style:style>
    <style:style style:name="P64" style:family="paragraph" style:parent-style-name="Text_20_body" style:list-style-name="L15">
      <style:text-properties fo:font-size="10pt" style:font-size-asian="10pt" style:font-size-complex="10pt"/>
    </style:style>
    <style:style style:name="P65" style:family="paragraph" style:parent-style-name="Text_20_body" style:list-style-name="L16"/>
    <style:style style:name="P66" style:family="paragraph" style:parent-style-name="Text_20_body">
      <style:text-properties fo:font-size="11pt" style:font-size-asian="11pt" style:font-size-complex="11pt"/>
    </style:style>
    <style:style style:name="P67" style:family="paragraph">
      <style:paragraph-properties fo:text-align="center"/>
    </style:style>
    <style:style style:name="P68"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6">Introduction<text:tab/>3</text:p>
          <text:p text:style-name="P46">1 – Changes to the single player game<text:tab/>4</text:p>
          <text:p text:style-name="P47">1.1 – Player spawning and dying<text:tab/>4</text:p>
          <text:p text:style-name="P47">1.2 – Bots as enemies<text:tab/>5</text:p>
          <text:p text:style-name="P47">1.3 – Some other changes<text:tab/>5</text:p>
          <text:p text:style-name="P47">1.4 – Difficulty levels<text:tab/>5</text:p>
          <text:p text:style-name="P46">2 – New entities<text:tab/>7</text:p>
          <text:p text:style-name="P47">2.1 – func_breakable<text:tab/>7</text:p>
          <text:p text:style-name="P47">2.2 – holdable_key_*<text:tab/>7</text:p>
          <text:p text:style-name="P47">2.3 – info_waypoint<text:tab/>8</text:p>
          <text:p text:style-name="P47">2.4 – item_armor_vest<text:tab/>9</text:p>
          <text:p text:style-name="P47">2.5 – shooter_bfg<text:tab/>9</text:p>
          <text:p text:style-name="P47">2.6 – target_botspawn<text:tab/>10</text:p>
          <text:p text:style-name="P47">2.7 – target_debrisemitter<text:tab/>11</text:p>
          <text:p text:style-name="P47">2.8 – target_disable<text:tab/>11</text:p>
          <text:p text:style-name="P47">2.9 – target_earthquake<text:tab/>12</text:p>
          <text:p text:style-name="P47">2.10 – target_effect<text:tab/>12</text:p>
          <text:p text:style-name="P47">2.11 – target_finish<text:tab/>12</text:p>
          <text:p text:style-name="P47">2.12 – target_gravity<text:tab/>13</text:p>
          <text:p text:style-name="P47">2.13 – target_logic<text:tab/>13</text:p>
          <text:p text:style-name="P47">2.14 – target_mapchange<text:tab/>14</text:p>
          <text:p text:style-name="P47">2.15 – target_objective<text:tab/>14</text:p>
          <text:p text:style-name="P47">2.16 – target_playerspeed<text:tab/>14</text:p>
          <text:p text:style-name="P47">2.17 – target_script<text:tab/>15</text:p>
          <text:p text:style-name="P47">2.18 – target_skill<text:tab/>15</text:p>
          <text:p text:style-name="P47">2.19 – trigger_death<text:tab/>15</text:p>
          <text:p text:style-name="P47">2.20 – trigger_frag<text:tab/>16</text:p>
          <text:p text:style-name="P47">2.21 – trigger_lock<text:tab/>16</text:p>
          <text:p text:style-name="P46">3 – Modified entities<text:tab/>18</text:p>
          <text:p text:style-name="P47">3.1 – func_bobbing<text:tab/>18</text:p>
          <text:p text:style-name="P47">3.2 – func_button<text:tab/>18</text:p>
          <text:p text:style-name="P47">3.3 – func_door<text:tab/>18</text:p>
          <text:p text:style-name="P47">3.4 – func_rotating<text:tab/>18</text:p>
          <text:p text:style-name="P47">3.5 – holdable_teleporter<text:tab/>18</text:p>
          <text:p text:style-name="P47">3.6 – target_relay<text:tab/>18</text:p>
          <text:p text:style-name="P47">3.7 – target_remove_powerups<text:tab/>19</text:p>
          <text:p text:style-name="P47">3.8 – trigger_hurt<text:tab/>19</text:p>
          <text:p text:style-name="P47">3.9 – Spawnpoints <text:tab/>19</text:p>
          <text:p text:style-name="P47">3.10 – Constant light on func_* entities<text:tab/>20</text:p>
          <text:p text:style-name="P46">4 – Miscellaneous<text:tab/>21</text:p>
          <text:p text:style-name="P47">4.1 – Creating ladders<text:tab/>21</text:p>
          <text:p text:style-name="P47">4.2 – The effect of sv_maxclients<text:tab/>21</text:p>
          <text:p text:style-name="P47">4.3 – Creating an .arena file for your map<text:tab/>21</text:p>
          <text:p text:style-name="P47">4.4 – Using scripts with target_script<text:tab/>22</text:p>
        </text:index-body>
      </text:table-of-content>
      <text:p text:style-name="Standard"/>
      <text:h text:style-name="P40"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13"><draw:frame text:anchor-type="paragraph" draw:z-index="12" draw:style-name="gr2" draw:text-style-name="P68" svg:width="4.234cm" svg:height="3.271cm" svg:x="12.614cm" svg:y="-0.028cm"><draw:text-box><text:p text:style-name="P67"><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43"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8" svg:width="4.234cm" svg:height="3.271cm" svg:x="12.375cm" svg:y="-0.108cm"><draw:text-box><text:p text:style-name="P67"><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44"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5546892" text:style-name="L1">
        <text:list-item>
          <text:p text:style-name="P48">Bots don't attack each other. They don't see each other as a target that should be attacked.</text:p>
        </text:list-item>
        <text:list-item>
          <text:p text:style-name="P48">Bots can not accidentally hurt each other. They are invincible to each others weapon fire.</text:p>
        </text:list-item>
        <text:list-item>
          <text:p text:style-name="P48">A bot that dies is removed from the game. This means that a fight with a bot is a one-off thing. When the bot is dead, he stays dead.</text:p>
        </text:list-item>
        <text:list-item>
          <text:p text:style-name="P48">Bots don't drop any items when they die.</text:p>
        </text:list-item>
        <text:list-item>
          <text:p text:style-name="P48">Bots don't chat to keep up the illusion of them being single player style “monsters”.</text:p>
        </text:list-item>
        <text:list-item>
          <text:p text:style-name="P48">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5544916" text:style-name="L2">
        <text:list-item>
          <text:p text:style-name="P4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9">Removed other visual feedback such as the score plums when a frag is made and awards (such as humiliation, impressive and excellent)</text:p>
        </text:list-item>
        <text:list-item>
          <text:p text:style-name="P49"><draw:frame text:anchor-type="paragraph" draw:z-index="10" draw:style-name="gr2" draw:text-style-name="P68" svg:width="4.234cm" svg:height="3.271cm" svg:x="12.64cm" svg:y="0.025cm"><draw:text-box><text:p text:style-name="P67"><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9">Items do not automatically respawn anymore. If you want an item to respawn, you should specify a wait key.</text:p>
        </text:list-item>
        <text:list-item>
          <text:p text:style-name="P49">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3">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40"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5">Keys:</text:p>
      <text:list xml:id="list35532864" text:style-name="L3">
        <text:list-item>
          <text:p text:style-name="P51">health : The entire entity is removed once this amount of damages has been inflicted to it.</text:p>
        </text:list-item>
        <text:list-item>
          <text:p text:style-name="P51">count : The entity will spew out this number of chunks of debris when it's broken (default = 0).</text:p>
        </text:list-item>
        <text:list-item>
          <text:p text:style-name="P51">target : Targetted entity will be triggered once the func_breakable is destroyed.</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13"/>
      <text:p text:style-name="P15">Spawnflags:</text:p>
      <text:list xml:id="list35552806" text:style-name="L4">
        <text:list-item>
          <text:p text:style-name="P52">LIGHT_DEBRIS : Emit light colored pieces of concrete debris.</text:p>
        </text:list-item>
        <text:list-item>
          <text:p text:style-name="P52">DARK_DEBRIS : Emit dark colored pieces of concrete debris.</text:p>
        </text:list-item>
        <text:list-item>
          <text:p text:style-name="P52">LIGHT_LARGE_DEBRIS : Emit large light colored pieces of concrete debris.</text:p>
        </text:list-item>
        <text:list-item>
          <text:p text:style-name="P52">DARK_LARGE_DEBRIS : Emit large dark colored pieces of concrete debris.</text:p>
        </text:list-item>
        <text:list-item>
          <text:p text:style-name="P52">WOOD_DEBRIS : Emit pieces of wooden debris.</text:p>
        </text:list-item>
        <text:list-item>
          <text:p text:style-name="P52">FLESH_DEBRIS : Emit gibs.</text:p>
        </text:list-item>
        <text:list-item>
          <text:p text:style-name="P52">GLASS_DEBRIS : Emit shards of glass.</text:p>
        </text:list-item>
      </text:list>
      <text:h text:style-name="P43"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5539119" text:style-name="L5">
        <text:list-item>
          <text:p text:style-name="P50"><draw:rect text:anchor-type="paragraph" draw:z-index="0" draw:style-name="gr1" draw:text-style-name="P67"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0">holdable_key_green</text:p>
        </text:list-item>
        <text:list-item>
          <text:p text:style-name="P50">holdable_key_red</text:p>
        </text:list-item>
        <text:list-item>
          <text:p text:style-name="P50">holdable_key_yellow</text:p>
        </text:list-item>
        <text:list-item>
          <text:p text:style-name="P50">holdable_key_iron</text:p>
        </text:list-item>
        <text:list-item>
          <text:p text:style-name="P50">holdable_key_silver</text:p>
        </text:list-item>
        <text:list-item>
          <text:p text:style-name="P50"><text:soft-page-break/>holdable_key_gold</text:p>
        </text:list-item>
        <text:list-item>
          <text:p text:style-name="P50">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5"><text:line-break/>Keys:</text:p>
      <text:list xml:id="list35531225" text:style-name="L6">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item>
          <text:p text:style-name="P53">notbot : used to make an item invisible for bot attraction.</text:p>
        </text:list-item>
      </text:list>
      <text:p text:style-name="P15"/>
      <text:p text:style-name="P15">Spawnflags:</text:p>
      <text:list xml:id="list35622638" text:continue-list="list35552806" text:style-name="L4">
        <text:list-item>
          <text:p text:style-name="P52">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6">Keys:</text:p>
      <text:p text:style-name="P16">target : point at another info_waypoint to chain waypoints together</text:p>
      <text:p text:style-name="P16">targetname : target another info_waypoint or a target_botspawn entity at this to make a bot move to this waypoint after reaching the previous waypoint or spawning.</text:p>
      <text:p text:style-name="P16"><text:soft-page-break/>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p text:style-name="P16"/>
      <text:p text:style-name="P16"/>
      <text:h text:style-name="P43"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5">Keys:</text:p>
      <text:list xml:id="list35548089" text:style-name="L7">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item>
          <text:p text:style-name="P54">notbot : used to make an item invisible for bot attraction.</text:p>
        </text:list-item>
      </text:list>
      <text:p text:style-name="P15"/>
      <text:p text:style-name="P15">Spawnflags:</text:p>
      <text:list xml:id="list35636292" text:continue-list="list35622638" text:style-name="L4">
        <text:list-item>
          <text:p text:style-name="P52">SUSPENDED : item will spawn where it was placed in map and won't drop to the floor.</text:p>
        </text:list-item>
      </text:list>
      <text:h text:style-name="P43"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5">Keys:</text:p>
      <text:list xml:id="list35536629" text:style-name="L8">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3"/>
      <text:h text:style-name="P43"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68" svg:width="4.234cm" svg:height="3.271cm" svg:x="12.534cm" svg:y="-0.108cm"><draw:text-box><text:p text:style-name="P67"><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5"/>
      <text:p text:style-name="P15">Keys:</text:p>
      <text:list xml:id="list35545077" text:style-name="L9">
        <text:list-item>
          <text:p text:style-name="P56">angle : direction in which bot will look when spawning in the game.</text:p>
        </text:list-item>
        <text:list-item>
          <text:p text:style-name="P56">clientname : the name of the bot to spawn. When omitted it defaults to Sarge.</text:p>
        </text:list-item>
        <text:list-item>
          <text:p text:style-name="P56">health : the amount of health the bot will have when it spawns into the game.</text:p>
        </text:list-item>
        <text:list-item>
          <text:p text:style-name="P56">skill : sets the relative skill level of the bot (default = 0).</text:p>
        </text:list-item>
        <text:list-item>
          <text:p text:style-name="P56">target : this points to entities to activate when this entity is triggered.</text:p>
        </text:list-item>
        <text:list-item>
          <text:p text:style-name="P56">targetname : activating trigger points to this.</text:p>
        </text:list-item>
        <text:list-item>
          <text:p text:style-name="P56">deathtarget: this points to entities to activate when a bot spawned by the target_botspawn die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5"/>
      <text:p text:style-name="P15">Spawnflags:<text:line-break/></text:p>
      <text:list xml:id="list35536270" text:style-name="L10">
        <text:list-item>
          <text:p text:style-name="P57"><text:soft-page-break/>OPPOSING_TEAM : In team games, bots will be spawned for the enemy team instead of the player's own team.</text:p>
        </text:list-item>
        <text:list-item>
          <text:p text:style-name="P57">WP_MACHINEGUN : The bot spawns into the game with a Machinegun.</text:p>
        </text:list-item>
        <text:list-item>
          <text:p text:style-name="P57">WP_SHOTGUN : The bot spawns into the game with a Shotgun.</text:p>
        </text:list-item>
        <text:list-item>
          <text:p text:style-name="P57">WP_GRENADE_LAUNCHER : The bot spawns into the game with a Grenade Launcher.</text:p>
        </text:list-item>
        <text:list-item>
          <text:p text:style-name="P57">WP_ROCKET_LAUNCHER : The bot spawns into the game with a Rocket Launcher.</text:p>
        </text:list-item>
        <text:list-item>
          <text:p text:style-name="P57">WP_LIGHTNING : The bot spawns into the game with a Lightninggun.</text:p>
        </text:list-item>
        <text:list-item>
          <text:p text:style-name="P57">WP_RAILGUN : The bot spawns into the game with a Railgun.</text:p>
        </text:list-item>
        <text:list-item>
          <text:p text:style-name="P57">WP_PLASMAGUN : The bot spawns into the game with a Plasmagun.</text:p>
        </text:list-item>
        <text:list-item>
          <text:p text:style-name="P57">WP_BFG : The bot spawns into the game with a BFG.</text:p>
        </text:list-item>
      </text:list>
      <text:p text:style-name="P15"/>
      <text:h text:style-name="P43"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5"/>
      <text:p text:style-name="P15">Keys:</text:p>
      <text:list xml:id="list35549720" text:style-name="L11">
        <text:list-item>
          <text:p text:style-name="P58">targetname : activating trigger points to this.</text:p>
        </text:list-item>
        <text:list-item>
          <text:p text:style-name="P58">count : The number of debris pieces to emit (default = 10).</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5">Spawnflags:</text:p>
      <text:list xml:id="list35553387" text:style-name="L12">
        <text:list-item>
          <text:p text:style-name="P59">LIGHT_DEBRIS : Emit light colored pieces of concrete debris.</text:p>
        </text:list-item>
        <text:list-item>
          <text:p text:style-name="P59">DARK_DEBRIS : Emit dark colored pieces of concrete debris.</text:p>
        </text:list-item>
        <text:list-item>
          <text:p text:style-name="P59">LIGHT_LARGE_DEBRIS : Emit large light colored pieces of concrete debris.</text:p>
        </text:list-item>
        <text:list-item>
          <text:p text:style-name="P59">DARK_LARGE_DEBRIS : Emit large dark colored pieces of concrete debris.</text:p>
        </text:list-item>
        <text:list-item>
          <text:p text:style-name="P59">WOOD_DEBRIS : Emit pieces of wooden debris.</text:p>
        </text:list-item>
        <text:list-item>
          <text:p text:style-name="P59">FLESH_DEBRIS : Emit gibs.</text:p>
        </text:list-item>
        <text:list-item>
          <text:p text:style-name="P59">GLASS_DEBRIS : Emit shards of glass.</text:p>
        </text:list-item>
      </text:list>
      <text:p text:style-name="P15"/>
      <text:h text:style-name="P43"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6">Keys:</text:p>
      <text:list xml:id="list35542473" text:style-name="L13">
        <text:list-item>
          <text:p text:style-name="P62">targetname : activating trigger points to this.</text:p>
        </text:list-item>
        <text:list-item>
          <text:p text:style-name="P62">length : duration of the earthquake in seconds (2 - 32)</text:p>
        </text:list-item>
        <text:list-item>
          <text:p text:style-name="P62">intensity : intensity of the earthquake (1 - 16)</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6"/>
      <text:h text:style-name="Heading_20_2" text:outline-level="2">2.10 – target_effect</text:h>
      <text:p text:style-name="P16">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6"/>
      <text:p text:style-name="P16">Keys:</text:p>
      <text:list xml:id="list35555357" text:style-name="L14">
        <text:list-item>
          <text:p text:style-name="P63">targetname : activating trigger points to this.</text:p>
        </text:list-item>
        <text:list-item>
          <text:p text:style-name="P63">color : color of the particles for particle effect (default 1.0 1.0 1.0).</text:p>
        </text:list-item>
        <text:list-item>
          <text:p text:style-name="P63">count : number of particles for particle effect (0 - 255, default 100).</text:p>
        </text:list-item>
        <text:list-item>
          <text:p text:style-name="P63">speed : speed of the particles (default 100).</text:p>
        </text:list-item>
        <text:list-item>
          <text:p text:style-name="P63">notfree : when set to 1, entity will not spawn in "Free for all" and "Tournament" modes.</text:p>
        </text:list-item>
        <text:list-item>
          <text:p text:style-name="P63">notteam : when set to 1, entity will not spawn in "Teamplay" and "CTF" modes.</text:p>
        </text:list-item>
        <text:list-item>
          <text:p text:style-name="P63">notsingle : when set to 1, entity will not spawn in Single Player mode (bot play mode).</text:p>
        </text:list-item>
      </text:list>
      <text:p text:style-name="P16">Spawnflags</text:p>
      <text:list xml:id="list35553165" text:style-name="L15">
        <text:list-item>
          <text:p text:style-name="P64">EXPLOSION : Shows an explosion when activated.</text:p>
        </text:list-item>
        <text:list-item>
          <text:p text:style-name="P64">PARTICLES_GRAVITY : Generates particles that are affected by gravity.</text:p>
        </text:list-item>
        <text:list-item>
          <text:p text:style-name="P64">PARTICLES_LINEAR : Generates particles that are not affected by gravity.</text:p>
        </text:list-item>
        <text:list-item>
          <text:p text:style-name="P64">PARTICLES_LINEAR_UP : Generates particles that are not affected by gravity that only move upwards.</text:p>
        </text:list-item>
        <text:list-item>
          <text:p text:style-name="P64">PARTICLES_LINEAR_DOWN : Generates particles that are not affected by gravity that only move downwards.</text:p>
        </text:list-item>
      </text:list>
      <text:p text:style-name="P16"/>
      <text:h text:style-name="Heading_20_2" text:outline-level="2">2.11 – target_finish</text:h>
      <text:p text:style-name="P19">This entity will, when triggered, completely ends the game. It will move the player to the <text:soft-page-break/>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1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19">Note that this entity can only be triggered by human players (not bots) and only in entityplus' single player gametype (g_gametype must be set to 8). This implicitly means that the notfree and notteam keys don't have any effect.</text:p>
      <text:p text:style-name="P16">Keys:</text:p>
      <text:list xml:id="list35536118" text:style-name="L16">
        <text:list-item>
          <text:p text:style-name="P65">targetname : activating trigger points to this.</text:p>
        </text:list-item>
      </text:list>
      <text:h text:style-name="Heading_20_2" text:outline-level="2">2.12 – target_gravity</text:h>
      <text:p text:style-name="P13">The target_gravity entity can be used to set the gravity for one or all players (including bots) in the game. The default gravity value for Quake 3 Arena is 800.</text:p>
      <text:p text:style-name="P13"/>
      <text:p text:style-name="P15">Keys:</text:p>
      <text:list xml:id="list35548346" text:style-name="L17">
        <text:list-item>
          <text:p text:style-name="P60">count : amount of gravity to apply (defaults to the value set to g_gravity).</text:p>
        </text:list-item>
        <text:list-item>
          <text:p text:style-name="P60">targetname : activating trigger points to this.</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5"/>
      <text:p text:style-name="P15">Spawnflags:</text:p>
      <text:list xml:id="list35548129" text:style-name="L18">
        <text:list-item>
          <text:p text:style-name="P61">GLOBAL : all players are affected instead of only the activator.</text:p>
        </text:list-item>
      </text:list>
      <text:h text:style-name="P43"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5532739" text:style-name="L19">
        <text:list-item>
          <text:p text:style-name="P24">targetname : activating triggers points to this.</text:p>
        </text:list-item>
        <text:list-item>
          <text:p text:style-name="P24">target : this points to entities to activate when this entity is triggered.</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9"/>
      <text:p text:style-name="P9"><text:soft-page-break/>Spawnflags:</text:p>
      <text:list xml:id="list35527179" text:style-name="L20">
        <text:list-item>
          <text:p text:style-name="P25">RED_ONLY : only red team players can activate trigger.</text:p>
        </text:list-item>
        <text:list-item>
          <text:p text:style-name="P25">BLUE_ONLY : only blue team players can activate trigger.</text:p>
        </text:list-item>
        <text:list-item>
          <text:p text:style-name="P25">RANDOM : only one of the targeted entities will be triggered at random.</text:p>
        </text:list-item>
        <text:list-item>
          <text:p text:style-name="P25">STAY_ON : a trigger will remain triggered until the target_logic is reset.</text:p>
        </text:list-item>
      </text:list>
      <text:p text:style-name="P9"/>
      <text:p text:style-name="P7"/>
      <text:h text:style-name="P43"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5556246" text:style-name="L21">
        <text:list-item>
          <text:p text:style-name="P26">mapname : The map to load. When omitted, the current map will be restarted.</text:p>
        </text:list-item>
        <text:list-item>
          <text:p text:style-name="P26">targetname : activating trigger points to thi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h text:style-name="P43"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5553072" text:style-name="L23">
        <text:list-item>
          <text:p text:style-name="P27">targetname : activating trigger points to this.</text:p>
        </text:list-item>
        <text:list-item>
          <text:p text:style-name="P27">message : the objective text.</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9"/>
      <text:p text:style-name="P9">Spawnflags:</text:p>
      <text:list xml:id="list35533728" text:style-name="L24">
        <text:list-item>
          <text:p text:style-name="P28">SECONDARY : The secondary objective is set instead of the primary objective.</text:p>
        </text:list-item>
        <text:list-item>
          <text:p text:style-name="P28">SILENT : When set, the player will not be notified that the objectives are updated.</text:p>
        </text:list-item>
      </text:list>
      <text:p text:style-name="P9"/>
      <text:h text:style-name="P43"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547796" text:style-name="L25">
        <text:list-item>
          <text:p text:style-name="P29">speed : the movement speed to apply to the player(s).</text:p>
        </text:list-item>
        <text:list-item>
          <text:p text:style-name="P29">targetname : the activating trigger points to thi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9"/>
      <text:h text:style-name="Heading_20_2" text:outline-level="2"><text:soft-page-break/>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554652" text:style-name="L26">
        <text:list-item>
          <text:p text:style-name="P30">targetname : ativating entity points to this.</text:p>
        </text:list-item>
        <text:list-item>
          <text:p text:style-name="P30">script: filename of the script to execute (example: myscript.cfg).</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8"/>
      <text:p text:style-name="P11">Keys:</text:p>
      <text:list xml:id="list35553484" text:style-name="L27">
        <text:list-item>
          <text:p text:style-name="P36">targetname : ativating entity points to this.</text:p>
        </text:list-item>
        <text:list-item>
          <text:p text:style-name="P36">skill : the skill level to apply. 1 is easiest, 5 is hardest (default = 2).</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7"/>
      <text:h text:style-name="P43"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5539733" text:style-name="L28">
        <text:list-item>
          <text:p text:style-name="P31">target : this points to the entity to activate.</text:p>
        </text:list-item>
        <text:list-item>
          <text:p text:style-name="P31">nobots : bots scoring a frag do not trigger this entity.</text:p>
        </text:list-item>
        <text:list-item>
          <text:p text:style-name="P31">nohumans : humans scoring a frag do not trigger this entity.</text:p>
        </text:list-item>
        <text:list-item>
          <text:p text:style-name="P31">count : the number of frags that must be scored before this entity is triggered</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0"/>
      <text:p text:style-name="P10">Spawnflags:</text:p>
      <text:list xml:id="list35526304" text:style-name="L29">
        <text:list-item>
          <text:p text:style-name="P32">RED_ONLY : only red team players can activate trigger.</text:p>
        </text:list-item>
        <text:list-item>
          <text:p text:style-name="P32">BLUE_ONLY : only blue team players can activate trigger.</text:p>
        </text:list-item>
        <text:list-item>
          <text:p text:style-name="P32">TRIGGER_ONCE : The trigger will only fire once</text:p>
        </text:list-item>
      </text:list>
      <text:p text:style-name="P10"/>
      <text:h text:style-name="P44" text:outline-level="2"><text:soft-page-break/>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5625335" text:continue-list="list35539733" text:style-name="L28">
        <text:list-item>
          <text:p text:style-name="P31">target : this points to the entity to activate.</text:p>
        </text:list-item>
        <text:list-item>
          <text:p text:style-name="P31">nobots : bots scoring a frag do not trigger this entity.</text:p>
        </text:list-item>
        <text:list-item>
          <text:p text:style-name="P31">nohumans : humans scoring a frag do not trigger this entity.</text:p>
        </text:list-item>
        <text:list-item>
          <text:p text:style-name="P31">count : the number of frags that must be scored before this entity is triggered</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0"/>
      <text:p text:style-name="P10">Spawnflags:</text:p>
      <text:list xml:id="list35542093" text:style-name="L30">
        <text:list-item>
          <text:p text:style-name="P33">RED_ONLY : only red team players can activate trigger.</text:p>
        </text:list-item>
        <text:list-item>
          <text:p text:style-name="P33">BLUE_ONLY : only blue team players can activate trigger.</text:p>
        </text:list-item>
        <text:list-item>
          <text:p text:style-name="P33">TRIGGER_ONCE : The trigger will only fire once</text:p>
        </text:list-item>
        <text:list-item>
          <text:p text:style-name="P33">NO_SUICIDE : The trigger does not respond to players blowing themselves up.</text:p>
        </text:list-item>
      </text:list>
      <text:p text:style-name="P10"/>
      <text:h text:style-name="P43"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527695" text:style-name="L31">
        <text:list-item>
          <text:p text:style-name="P34">target : this points to the entity to activate.</text:p>
        </text:list-item>
        <text:list-item>
          <text:p text:style-name="P34">message : message displayed when user triggers lock without the required key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0"/>
      <text:p text:style-name="P10">Spawnflags:</text:p>
      <text:list xml:id="list35544412" text:style-name="L32">
        <text:list-item>
          <text:p text:style-name="P35">RED_ONLY : only red team players can activate trigger.</text:p>
        </text:list-item>
        <text:list-item>
          <text:p text:style-name="P35">BLUE_ONLY : only blue team players can activate trigger.</text:p>
        </text:list-item>
        <text:list-item>
          <text:p text:style-name="P35">KEY_RED : only triggered when player has holdable_key_red item.</text:p>
        </text:list-item>
        <text:list-item>
          <text:p text:style-name="P35">KEY_GREEN : only triggered when player has holdable_key_green item.</text:p>
        </text:list-item>
        <text:list-item>
          <text:p text:style-name="P35">KEY_BLUE : only triggered when player has holdable_key_blue item.</text:p>
        </text:list-item>
        <text:list-item>
          <text:p text:style-name="P35">KEY_YELLOW : only triggered when player has holdable_key_yellow item.</text:p>
        </text:list-item>
        <text:list-item>
          <text:p text:style-name="P35">KEY_MASTER : only triggered when player has holdable_key_master item.</text:p>
        </text:list-item>
        <text:list-item>
          <text:p text:style-name="P35">KEY_GOLD : only triggered when player has holdable_key_gold item.</text:p>
        </text:list-item>
        <text:list-item>
          <text:p text:style-name="P35">KEY_SILVER : only triggered when player has holdable_key_silver item.</text:p>
        </text:list-item>
        <text:list-item>
          <text:p text:style-name="P35">KEY_IRON : only triggered when player has holdable_key_iron item.</text:p>
        </text:list-item>
      </text:list>
      <text:p text:style-name="P10"/>
      <text:p text:style-name="P10"/>
      <text:h text:style-name="P39" text:outline-level="1"><text:soft-page-break/></text:h>
      <text:h text:style-name="P42"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8">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35536626" text:style-name="L33">
        <text:list-item>
          <text:p text:style-name="P37">info_player_deathmatch</text:p>
        </text:list-item>
        <text:list-item>
          <text:p text:style-name="P37">info_player_start</text:p>
        </text:list-item>
        <text:list-item>
          <text:p text:style-name="P37">team_ctf_blueplayer</text:p>
        </text:list-item>
        <text:list-item>
          <text:p text:style-name="P37">team_ctf_bluespawn</text:p>
        </text:list-item>
        <text:list-item>
          <text:p text:style-name="P37">team_ctf_redplayer</text:p>
        </text:list-item>
        <text:list-item>
          <text:p text:style-name="P37">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h text:style-name="Heading_20_2" text:outline-level="2">4.2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3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1">{</text:p>
      <text:p text:style-name="P21">map "ep_example"</text:p>
      <text:p text:style-name="P21">bots ""</text:p>
      <text:p text:style-name="P21">type "entityplus"</text:p>
      <text:p text:style-name="P21">}</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text:soft-page-break/>only the first map of the sequence shows up in the single player menu.</text:p>
      <text:p text:style-name="P12"/>
      <text:p text:style-name="P12"/>
      <text:h text:style-name="Heading_20_2" text:outline-level="2">4.4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2">set d1 "cinematic mycinematic.roq; set nextmap vstr d2"</text:p>
      <text:p text:style-name="P22">set d2 "map mymap"</text:p>
      <text:p text:style-name="P22">vstr d1</text:p>
      <text:p text:style-name="P22"/>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5527731" text:style-name="L34">
        <text:list-item>
          <text:p text:style-name="P38">Running a demo with the “demo” command cannot be followed up with a “map” command. Running a demo will force the game back to the main menu once the demo is done playing. Therefore, a demo can only be used as an end-game cinematic.</text:p>
        </text:list-item>
        <text:list-item>
          <text:p text:style-name="P38">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1">cg_letterBoxSize 96</text:p>
      <text:p text:style-name="P21">demo four</text:p>
      <text:p text:style-name="P20"/>
      <text:p text:style-name="P23">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3"/>
      <text:p text:style-name="P23">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09T15:50:01.17</dc:date>
    <meta:editing-duration>PT11H16M36S</meta:editing-duration>
    <meta:editing-cycles>127</meta:editing-cycles>
    <meta:generator>LibreOffice/3.3$Win32 LibreOffice_project/330m19$Build-202</meta:generator>
    <meta:document-statistic meta:table-count="0" meta:image-count="8" meta:object-count="0" meta:page-count="22" meta:paragraph-count="438" meta:word-count="8509" meta:character-count="47918"/>
  </office:meta>
</office:document-meta>
</file>